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1.create( @ JSONField ( name = "b" ) boolean b , @ JSONField ( name = "i" ) int i , @ JSONField ( name = "l" ) long l , @ JSONField ( name = "f" )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Test.test_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Test.test_factor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1.V1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@ JSONField ( name = "b" ) boolean b , @ JSONField ( name = "i" ) int i , @ JSONField ( name = "l" ) long l , @ JSONField ( name = "f" )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